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747C52A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09cm, 5.073cm, 13.097cm, 1.988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51cm" svg:height="22.399cm" svg:x="0.991cm" svg:y="2.492cm">
          <draw:image xlink:href="Pictures/10000000000005E8000007E0747C52A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11:47:43.007054026</dc:date>
    <meta:editing-duration>PT3M35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